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3"/>
    <style:style style:name="ce3" style:family="table-cell" style:parent-style-name="Default" style:data-style-name="N112"/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ot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[A]</text:p>
          </table:table-cell>
          <table:table-cell office:value-type="string" calcext:value-type="string">
            <text:p>B[mT]</text:p>
          </table:table-cell>
          <table:table-cell table:number-columns-repeated="2"/>
          <table:table-cell office:value-type="string" calcext:value-type="string">
            <text:p>Ordnung</text:p>
          </table:table-cell>
          <table:table-cell office:value-type="string" calcext:value-type="string">
            <text:p>Delta S</text:p>
          </table:table-cell>
          <table:table-cell office:value-type="string" calcext:value-type="string">
            <text:p>Del S</text:p>
          </table:table-cell>
          <table:table-cell office:value-type="string" calcext:value-type="string">
            <text:p>Del Lambda</text:p>
          </table:table-cell>
          <table:table-cell office:value-type="string" calcext:value-type="string">
            <text:p>Del Nu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.0</text:p>
          </table:table-cell>
          <table:table-cell table:style-name="ce1" office:value-type="float" office:value="62.6" calcext:value-type="float">
            <text:p>62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table:formula="of:=1/2*[.H5]/[.G5]*[.$C$29]" office:value-type="float" office:value="0.0000000000137193764381007" calcext:value-type="float">
            <text:p>1.372E-011</text:p>
          </table:table-cell>
          <table:table-cell table:formula="of:=3*10^8/[.I5]" office:value-type="float" office:value="2.18668830433762E+019" calcext:value-type="float">
            <text:p>2.187E+019</text:p>
          </table:table-cell>
          <table:table-cell table:formula="of:=6.626*10^-34*3*10^8/(642.8*10^-9)^2*[.I5]/9.274*10^24/0.633" office:value-type="float" office:value="1.12430598133381" calcext:value-type="float">
            <text:p>1.12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.0</text:p>
          </table:table-cell>
          <table:table-cell table:style-name="ce1" office:value-type="float" office:value="125.2" calcext:value-type="float">
            <text:p>125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table:formula="of:=1/2*[.H6]/[.G6]*[.$C$29]" office:value-type="float" office:value="0.0000000000127789569799465" calcext:value-type="float">
            <text:p>1.278E-011</text:p>
          </table:table-cell>
          <table:table-cell table:formula="of:=3*10^8/[.I6]" office:value-type="float" office:value="2.34760943691083E+019" calcext:value-type="float">
            <text:p>2.348E+019</text:p>
          </table:table-cell>
          <table:table-cell table:formula="of:=6.626*10^-34*3*10^8/(642.8*10^-9)^2*[.I6]/9.274*10^24/0.633" office:value-type="float" office:value="1.04723839546095" calcext:value-type="float">
            <text:p>1.047</text:p>
          </table:table-cell>
        </table:table-row>
        <table:table-row table:style-name="ro1"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3.7" calcext:value-type="float">
            <text:p>153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1/2*[.H7]/[.G7]*[.$C$29]" office:value-type="float" office:value="0.0000000000133817379695667" calcext:value-type="float">
            <text:p>1.338E-011</text:p>
          </table:table-cell>
          <table:table-cell table:formula="of:=3*10^8/[.I7]" office:value-type="float" office:value="2.24186126407701E+019" calcext:value-type="float">
            <text:p>2.242E+019</text:p>
          </table:table-cell>
          <table:table-cell table:formula="of:=6.626*10^-34*3*10^8/(642.8*10^-9)^2*[.I7]/9.274*10^24/0.633" office:value-type="float" office:value="1.09663643298269" calcext:value-type="float">
            <text:p>1.097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.0</text:p>
          </table:table-cell>
          <table:table-cell table:style-name="ce1" office:value-type="float" office:value="182.3" calcext:value-type="float">
            <text:p>182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formula="of:=1/2*[.H8]/[.G8]*[.$C$29]" office:value-type="float" office:value="0.0000000000127376456966062" calcext:value-type="float">
            <text:p>1.274E-011</text:p>
          </table:table-cell>
          <table:table-cell table:formula="of:=3*10^8/[.I8]" office:value-type="float" office:value="2.35522330535486E+019" calcext:value-type="float">
            <text:p>2.355E+019</text:p>
          </table:table-cell>
          <table:table-cell table:formula="of:=6.626*10^-34*3*10^8/(642.8*10^-9)^2*[.I8]/9.274*10^24/0.633" office:value-type="float" office:value="1.04385292651011" calcext:value-type="float">
            <text:p>1.044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.0</text:p>
          </table:table-cell>
          <table:table-cell table:style-name="ce1" office:value-type="float" office:value="245.2" calcext:value-type="float">
            <text:p>245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1/2*[.H9]/[.G9]*[.$C$29]" office:value-type="float" office:value="0.0000000000130086594348319" calcext:value-type="float">
            <text:p>1.301E-011</text:p>
          </table:table-cell>
          <table:table-cell table:formula="of:=3*10^8/[.I9]" office:value-type="float" office:value="2.30615615315997E+019" calcext:value-type="float">
            <text:p>2.306E+019</text:p>
          </table:table-cell>
          <table:table-cell table:formula="of:=6.626*10^-34*3*10^8/(642.8*10^-9)^2*[.I9]/9.274*10^24/0.633" office:value-type="float" office:value="1.06606256324436" calcext:value-type="float">
            <text:p>1.066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.0</text:p>
          </table:table-cell>
          <table:table-cell table:style-name="ce1" office:value-type="float" office:value="298.8" calcext:value-type="float">
            <text:p>298.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formula="of:=1/2*[.H10]/[.G10]*[.$C$29]" office:value-type="float" office:value="0.0000000000150273526097793" calcext:value-type="float">
            <text:p>1.503E-011</text:p>
          </table:table-cell>
          <table:table-cell table:formula="of:=3*10^8/[.I10]" office:value-type="float" office:value="1.99635962361574E+019" calcext:value-type="float">
            <text:p>1.996E+019</text:p>
          </table:table-cell>
          <table:table-cell table:formula="of:=6.626*10^-34*3*10^8/(642.8*10^-9)^2*[.I10]/9.274*10^24/0.633" office:value-type="float" office:value="1.23149492245626" calcext:value-type="float">
            <text:p>1.231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.0</text:p>
          </table:table-cell>
          <table:table-cell table:style-name="ce1" office:value-type="float" office:value="370.7" calcext:value-type="float">
            <text:p>370.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1/2*[.H11]/[.G11]*[.$C$29]" office:value-type="float" office:value="0.0000000000126924996105929" calcext:value-type="float">
            <text:p>1.269E-011</text:p>
          </table:table-cell>
          <table:table-cell table:formula="of:=3*10^8/[.I11]" office:value-type="float" office:value="2.36360062402229E+019" calcext:value-type="float">
            <text:p>2.364E+019</text:p>
          </table:table-cell>
          <table:table-cell table:formula="of:=6.626*10^-34*3*10^8/(642.8*10^-9)^2*[.I11]/9.274*10^24/0.633" office:value-type="float" office:value="1.04015319461868" calcext:value-type="float">
            <text:p>1.040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.0</text:p>
          </table:table-cell>
          <table:table-cell table:style-name="ce1" office:value-type="float" office:value="432.7" calcext:value-type="float">
            <text:p>432.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formula="of:=1/2*[.H12]/[.G12]*[.$C$29]" office:value-type="float" office:value="0.0000000000125338433654605" calcext:value-type="float">
            <text:p>1.253E-011</text:p>
          </table:table-cell>
          <table:table-cell table:formula="of:=3*10^8/[.I12]" office:value-type="float" office:value="2.39351961926307E+019" calcext:value-type="float">
            <text:p>2.394E+019</text:p>
          </table:table-cell>
          <table:table-cell table:formula="of:=6.626*10^-34*3*10^8/(642.8*10^-9)^2*[.I12]/9.274*10^24/0.633" office:value-type="float" office:value="1.02715127968595" calcext:value-type="float">
            <text:p>1.027</text:p>
          </table:table-cell>
        </table:table-row>
        <table:table-row table:style-name="ro1"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57.8" calcext:value-type="float">
            <text:p>457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1/2*[.H13]/[.G13]*[.$C$29]" office:value-type="float" office:value="0.0000000000140216003828241" calcext:value-type="float">
            <text:p>1.402E-011</text:p>
          </table:table-cell>
          <table:table-cell table:formula="of:=3*10^8/[.I13]" office:value-type="float" office:value="2.13955605500987E+019" calcext:value-type="float">
            <text:p>2.140E+019</text:p>
          </table:table-cell>
          <table:table-cell table:formula="of:=6.626*10^-34*3*10^8/(642.8*10^-9)^2*[.I13]/9.274*10^24/0.633" office:value-type="float" office:value="1.14907330150233" calcext:value-type="float">
            <text:p>1.14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.0</text:p>
          </table:table-cell>
          <table:table-cell table:style-name="ce1" office:value-type="float" office:value="495.8" calcext:value-type="float">
            <text:p>495.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1/2*[.H14]/[.G14]*[.$C$29]" office:value-type="float" office:value="0.000000000013735718756669" calcext:value-type="float">
            <text:p>1.374E-011</text:p>
          </table:table-cell>
          <table:table-cell table:formula="of:=3*10^8/[.I14]" office:value-type="float" office:value="2.18408665257755E+019" calcext:value-type="float">
            <text:p>2.184E+019</text:p>
          </table:table-cell>
          <table:table-cell table:formula="of:=6.626*10^-34*3*10^8/(642.8*10^-9)^2*[.I14]/9.274*10^24/0.633" office:value-type="float" office:value="1.12564523801199" calcext:value-type="float">
            <text:p>1.126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.0</text:p>
          </table:table-cell>
          <table:table-cell table:style-name="ce1" office:value-type="float" office:value="552" calcext:value-type="float">
            <text:p>552.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604" calcext:value-type="float">
            <text:p>604.0</text:p>
          </table:table-cell>
          <table:table-cell table:number-columns-repeated="4"/>
          <table:table-cell office:value-type="string" calcext:value-type="string">
            <text:p>Mittelwert</text:p>
          </table:table-cell>
          <table:table-cell table:formula="of:=SUM([.I5:.I14])/10" office:value-type="float" office:value="0.0000000000133637391244378" calcext:value-type="float">
            <text:p>1.336E-011</text:p>
          </table:table-cell>
          <table:table-cell table:formula="of:=SUM([.J5:.J14])/10" office:value-type="float" office:value="2.25146610383288E+019" calcext:value-type="float">
            <text:p>2.251E+019</text:p>
          </table:table-cell>
          <table:table-cell table:formula="of:=SUM([.K5:.K14])/10" office:value-type="float" office:value="1.09516142358071" calcext:value-type="float">
            <text:p>1.095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679" calcext:value-type="float">
            <text:p>679.0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table:formula="of:=SQRT(VAR([.I5:.I14]))" office:value-type="float" office:value="0.000000000000779237244330166" calcext:value-type="float">
            <text:p>7.792E-013</text:p>
          </table:table-cell>
          <table:table-cell table:formula="of:=SQRT(VAR([.J5:.J14]))" office:value-type="float" office:value="1.25691435536304E+018" calcext:value-type="float">
            <text:p>1.257E+018</text:p>
          </table:table-cell>
          <table:table-cell table:formula="of:=SQRT(VAR([.K5:.K14]))" office:value-type="float" office:value="0.0638586672383608" calcext:value-type="float">
            <text:p>0.064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732.5" calcext:value-type="float">
            <text:p>732.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3" calcext:value-type="float">
            <text:p>13.0</text:p>
          </table:table-cell>
          <table:table-cell table:style-name="ce1" office:value-type="float" office:value="791" calcext:value-type="float">
            <text:p>791.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4" calcext:value-type="float">
            <text:p>14.0</text:p>
          </table:table-cell>
          <table:table-cell table:style-name="ce1" office:value-type="float" office:value="844.5" calcext:value-type="float">
            <text:p>844.5</text:p>
          </table:table-cell>
          <table:table-cell/>
          <table:table-cell office:value-type="string" calcext:value-type="string">
            <text:p>blue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5" calcext:value-type="float">
            <text:p>15.0</text:p>
          </table:table-cell>
          <table:table-cell table:style-name="ce1" office:value-type="float" office:value="883" calcext:value-type="float">
            <text:p>883.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1/2*[.H22]/[.G22]*[.$C$31]" office:value-type="float" office:value="0.00000000000646298461050276" calcext:value-type="float">
            <text:p>6.463E-012</text:p>
          </table:table-cell>
          <table:table-cell table:formula="of:=3*10^8/[.I22]" office:value-type="float" office:value="4.64181826322905E+019" calcext:value-type="float">
            <text:p>4.642E+019</text:p>
          </table:table-cell>
          <table:table-cell table:formula="of:=6.626*10^-34*3*10^8/(480*10^-9)^2*[.I22]/9.274*10^24/0.323" office:value-type="float" office:value="1.86146004758722" calcext:value-type="float">
            <text:p>1.861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.0</text:p>
          </table:table-cell>
          <table:table-cell table:style-name="ce1" office:value-type="float" office:value="934.2" calcext:value-type="float">
            <text:p>934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1/2*[.H23]/[.G23]*[.$C$31]" office:value-type="float" office:value="0.00000000000740440135409482" calcext:value-type="float">
            <text:p>7.404E-012</text:p>
          </table:table-cell>
          <table:table-cell table:formula="of:=3*10^8/[.I23]" office:value-type="float" office:value="4.05164422690421E+019" calcext:value-type="float">
            <text:p>4.052E+019</text:p>
          </table:table-cell>
          <table:table-cell table:formula="of:=6.626*10^-34*3*10^8/(480*10^-9)^2*[.I23]/9.274*10^24/0.323" office:value-type="float" office:value="2.13260561916703" calcext:value-type="float">
            <text:p>2.133</text:p>
          </table:table-cell>
        </table:table-row>
        <table:table-row table:style-name="ro1">
          <table:table-cell/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985" calcext:value-type="float">
            <text:p>985.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1/2*[.H24]/[.G24]*[.$C$31]" office:value-type="float" office:value="0.00000000000673800523222628" calcext:value-type="float">
            <text:p>6.738E-012</text:p>
          </table:table-cell>
          <table:table-cell table:formula="of:=3*10^8/[.I24]" office:value-type="float" office:value="4.45235629330133E+019" calcext:value-type="float">
            <text:p>4.452E+019</text:p>
          </table:table-cell>
          <table:table-cell table:formula="of:=6.626*10^-34*3*10^8/(480*10^-9)^2*[.I24]/9.274*10^24/0.323" office:value-type="float" office:value="1.940671113442" calcext:value-type="float">
            <text:p>1.94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formula="of:=1/2*[.H25]/[.G25]*[.$C$31]" office:value-type="float" office:value="0.0000000000070749054938376" calcext:value-type="float">
            <text:p>7.075E-012</text:p>
          </table:table-cell>
          <table:table-cell table:formula="of:=3*10^8/[.I25]" office:value-type="float" office:value="4.24033932695365E+019" calcext:value-type="float">
            <text:p>4.240E+019</text:p>
          </table:table-cell>
          <table:table-cell table:formula="of:=6.626*10^-34*3*10^8/(480*10^-9)^2*[.I25]/9.274*10^24/0.323" office:value-type="float" office:value="2.03770466911409" calcext:value-type="float">
            <text:p>2.03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formula="of:=1/2*[.H26]/[.G26]*[.$C$31]" office:value-type="float" office:value="0.00000000000752556428534364" calcext:value-type="float">
            <text:p>7.526E-012</text:p>
          </table:table-cell>
          <table:table-cell table:formula="of:=3*10^8/[.I26]" office:value-type="float" office:value="3.98641203004887E+019" calcext:value-type="float">
            <text:p>3.986E+019</text:p>
          </table:table-cell>
          <table:table-cell table:formula="of:=6.626*10^-34*3*10^8/(480*10^-9)^2*[.I26]/9.274*10^24/0.323" office:value-type="float" office:value="2.16750280202612" calcext:value-type="float">
            <text:p>2.16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formula="of:=1/2*[.H27]/[.G27]*[.$C$31]" office:value-type="float" office:value="0.00000000000767383929225771" calcext:value-type="float">
            <text:p>7.674E-012</text:p>
          </table:table-cell>
          <table:table-cell table:formula="of:=3*10^8/[.I27]" office:value-type="float" office:value="3.90938601363044E+019" calcext:value-type="float">
            <text:p>3.909E+019</text:p>
          </table:table-cell>
          <table:table-cell table:formula="of:=6.626*10^-34*3*10^8/(480*10^-9)^2*[.I27]/9.274*10^24/0.323" office:value-type="float" office:value="2.21020876808672" calcext:value-type="float">
            <text:p>2.210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1/2*[.H28]/[.G28]*[.$C$31]" office:value-type="float" office:value="0.00000000000775891511589693" calcext:value-type="float">
            <text:p>7.759E-012</text:p>
          </table:table-cell>
          <table:table-cell table:formula="of:=3*10^8/[.I28]" office:value-type="float" office:value="3.86651993891958E+019" calcext:value-type="float">
            <text:p>3.867E+019</text:p>
          </table:table-cell>
          <table:table-cell table:formula="of:=6.626*10^-34*3*10^8/(480*10^-9)^2*[.I28]/9.274*10^24/0.323" office:value-type="float" office:value="2.23471219123624" calcext:value-type="float">
            <text:p>2.23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ambda_d=</text:p>
          </table:table-cell>
          <table:table-cell table:formula="of:=SUMSQ(643.8*10^-9)/(2*0.004*SQRT(SUMSQ(1.4567)-1))" office:value-type="float" office:value="0.0000000000489125594749678" calcext:value-type="float">
            <text:p>4.89125594749678E-0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1/2*[.H29]/[.G29]*[.$C$31]" office:value-type="float" office:value="0.0000000000077288883546125" calcext:value-type="float">
            <text:p>7.729E-012</text:p>
          </table:table-cell>
          <table:table-cell table:formula="of:=3*10^8/[.I29]" office:value-type="float" office:value="3.88154138390373E+019" calcext:value-type="float">
            <text:p>3.882E+019</text:p>
          </table:table-cell>
          <table:table-cell table:formula="of:=6.626*10^-34*3*10^8/(480*10^-9)^2*[.I29]/9.274*10^24/0.323" office:value-type="float" office:value="2.22606392424229" calcext:value-type="float">
            <text:p>2.22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1/2*[.H30]/[.G30]*[.$C$31]" office:value-type="float" office:value="0.00000000000758025588625457" calcext:value-type="float">
            <text:p>7.580E-012</text:p>
          </table:table-cell>
          <table:table-cell table:formula="of:=3*10^8/[.I30]" office:value-type="float" office:value="3.95765003849008E+019" calcext:value-type="float">
            <text:p>3.958E+019</text:p>
          </table:table-cell>
          <table:table-cell table:formula="of:=6.626*10^-34*3*10^8/(480*10^-9)^2*[.I30]/9.274*10^24/0.323" office:value-type="float" office:value="2.18325500262224" calcext:value-type="float">
            <text:p>2.18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ambda_d=</text:p>
          </table:table-cell>
          <table:table-cell table:formula="of:=SUMSQ(480*10^-9)/(2*0.004*SQRT(SUMSQ(1.4635)-1))" office:value-type="float" office:value="0.0000000000269520209289051" calcext:value-type="float">
            <text:p>2.69520209289051E-0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1/2*[.H31]/[.G31]*[.$C$31]" office:value-type="float" office:value="0.00000000000696260540663383" calcext:value-type="float">
            <text:p>6.963E-012</text:p>
          </table:table-cell>
          <table:table-cell table:formula="of:=3*10^8/[.I31]" office:value-type="float" office:value="4.30873189674323E+019" calcext:value-type="float">
            <text:p>4.309E+019</text:p>
          </table:table-cell>
          <table:table-cell table:formula="of:=6.626*10^-34*3*10^8/(480*10^-9)^2*[.I31]/9.274*10^24/0.323" office:value-type="float" office:value="2.00536015055673" calcext:value-type="float">
            <text:p>2.00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1/2*[.H32]/[.G32]*[.$C$31]" office:value-type="float" office:value="0.00000000000685621585033551" calcext:value-type="float">
            <text:p>6.856E-012</text:p>
          </table:table-cell>
          <table:table-cell table:formula="of:=3*10^8/[.I32]" office:value-type="float" office:value="4.37559152962372E+019" calcext:value-type="float">
            <text:p>4.376E+019</text:p>
          </table:table-cell>
          <table:table-cell table:formula="of:=6.626*10^-34*3*10^8/(480*10^-9)^2*[.I32]/9.274*10^24/0.323" office:value-type="float" office:value="1.97471797508133" calcext:value-type="float">
            <text:p>1.975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1/2*[.H33]/[.G33]*[.$C$31]" office:value-type="float" office:value="0.00000000000661979461411705" calcext:value-type="float">
            <text:p>6.620E-012</text:p>
          </table:table-cell>
          <table:table-cell table:formula="of:=3*10^8/[.I33]" office:value-type="float" office:value="4.53186265568172E+019" calcext:value-type="float">
            <text:p>4.532E+019</text:p>
          </table:table-cell>
          <table:table-cell table:formula="of:=6.626*10^-34*3*10^8/(480*10^-9)^2*[.I33]/9.274*10^24/0.323" office:value-type="float" office:value="1.90662425180266" calcext:value-type="float">
            <text:p>1.90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formula="of:=1/2*[.H34]/[.G34]*[.$C$31]" office:value-type="float" office:value="0.00000000000697864827623436" calcext:value-type="float">
            <text:p>6.979E-012</text:p>
          </table:table-cell>
          <table:table-cell table:formula="of:=3*10^8/[.I34]" office:value-type="float" office:value="4.29882676594612E+019" calcext:value-type="float">
            <text:p>4.299E+019</text:p>
          </table:table-cell>
          <table:table-cell table:formula="of:=6.626*10^-34*3*10^8/(480*10^-9)^2*[.I34]/9.274*10^24/0.323" office:value-type="float" office:value="2.00998079606492" calcext:value-type="float">
            <text:p>2.0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table:formula="of:=SUM([.I22:.I34])/13" office:value-type="float" office:value="0.0000000000071819249055652" calcext:value-type="float">
            <text:p>7.182E-012</text:p>
          </table:table-cell>
          <table:table-cell table:formula="of:=SUM([.J22:.J34])/13" office:value-type="float" office:value="4.19251387410583E+019" calcext:value-type="float">
            <text:p>4.193E+019</text:p>
          </table:table-cell>
          <table:table-cell table:formula="of:=SUM([.K22:.K34])/13" office:value-type="float" office:value="2.06852825469458" calcext:value-type="float">
            <text:p>2.0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gma</text:p>
          </table:table-cell>
          <table:table-cell table:formula="of:=SQRT(VAR([.I22:.I34]))" office:value-type="float" office:value="0.000000000000450667108065309" calcext:value-type="float">
            <text:p>4.507E-013</text:p>
          </table:table-cell>
          <table:table-cell table:formula="of:=SQRT(VAR([.J22:.J34]))" office:value-type="float" office:value="2.65484532479081E+018" calcext:value-type="float">
            <text:p>2.655E+018</text:p>
          </table:table-cell>
          <table:table-cell table:formula="of:=SQRT(VAR([.K22:.K34]))" office:value-type="float" office:value="0.129800528236131" calcext:value-type="float">
            <text:p>0.1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lue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1/2*[.H39]/[.G39]*[.$C$31]" office:value-type="float" office:value="0.00000000000600416307822144" calcext:value-type="float">
            <text:p>6.004E-012</text:p>
          </table:table-cell>
          <table:table-cell table:formula="of:=3*10^8/[.I39]" office:value-type="float" office:value="4.99653317359372E+019" calcext:value-type="float">
            <text:p>4.997E+019</text:p>
          </table:table-cell>
          <table:table-cell table:formula="of:=6.626*10^-34*3*10^8/(480*10^-9)^2*[.I39]/9.274*10^24/1.023" office:value-type="float" office:value="0.546009206737694" calcext:value-type="float">
            <text:p>0.54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formula="of:=1/2*[.H40]/[.G40]*[.$C$31]" office:value-type="float" office:value="0.00000000000673800523222628" calcext:value-type="float">
            <text:p>6.738E-012</text:p>
          </table:table-cell>
          <table:table-cell table:formula="of:=3*10^8/[.I40]" office:value-type="float" office:value="4.45235629330133E+019" calcext:value-type="float">
            <text:p>4.452E+019</text:p>
          </table:table-cell>
          <table:table-cell table:formula="of:=6.626*10^-34*3*10^8/(480*10^-9)^2*[.I40]/9.274*10^24/1.023" office:value-type="float" office:value="0.612743665338968" calcext:value-type="float">
            <text:p>0.61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formula="of:=1/2*[.H41]/[.G41]*[.$C$31]" office:value-type="float" office:value="0.00000000000725631332701292" calcext:value-type="float">
            <text:p>7.256E-012</text:p>
          </table:table-cell>
          <table:table-cell table:formula="of:=3*10^8/[.I41]" office:value-type="float" office:value="4.13433084377981E+019" calcext:value-type="float">
            <text:p>4.134E+019</text:p>
          </table:table-cell>
          <table:table-cell table:formula="of:=6.626*10^-34*3*10^8/(480*10^-9)^2*[.I41]/9.274*10^24/1.023" office:value-type="float" office:value="0.659877793441966" calcext:value-type="float">
            <text:p>0.66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formula="of:=1/2*[.H42]/[.G42]*[.$C$31]" office:value-type="float" office:value="0.00000000000767620849240969" calcext:value-type="float">
            <text:p>7.676E-012</text:p>
          </table:table-cell>
          <table:table-cell table:formula="of:=3*10^8/[.I42]" office:value-type="float" office:value="3.90817941300895E+019" calcext:value-type="float">
            <text:p>3.908E+019</text:p>
          </table:table-cell>
          <table:table-cell table:formula="of:=6.626*10^-34*3*10^8/(480*10^-9)^2*[.I42]/9.274*10^24/1.023" office:value-type="float" office:value="0.698062403550723" calcext:value-type="float">
            <text:p>0.69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1/2*[.H43]/[.G43]*[.$C$31]" office:value-type="float" office:value="0.00000000000855908772742257" calcext:value-type="float">
            <text:p>8.559E-012</text:p>
          </table:table-cell>
          <table:table-cell table:formula="of:=3*10^8/[.I43]" office:value-type="float" office:value="3.50504644366275E+019" calcext:value-type="float">
            <text:p>3.505E+019</text:p>
          </table:table-cell>
          <table:table-cell table:formula="of:=6.626*10^-34*3*10^8/(480*10^-9)^2*[.I43]/9.274*10^24/1.023" office:value-type="float" office:value="0.778350061376527" calcext:value-type="float">
            <text:p>0.77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formula="of:=1/2*[.H44]/[.G44]*[.$C$31]" office:value-type="float" office:value="0.00000000000860967335228914" calcext:value-type="float">
            <text:p>8.610E-012</text:p>
          </table:table-cell>
          <table:table-cell table:formula="of:=3*10^8/[.I44]" office:value-type="float" office:value="3.48445275127931E+019" calcext:value-type="float">
            <text:p>3.484E+019</text:p>
          </table:table-cell>
          <table:table-cell table:formula="of:=6.626*10^-34*3*10^8/(480*10^-9)^2*[.I44]/9.274*10^24/1.023" office:value-type="float" office:value="0.782950239044237" calcext:value-type="float">
            <text:p>0.78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formula="of:=1/2*[.H45]/[.G45]*[.$C$31]" office:value-type="float" office:value="0.00000000000918818895303584" calcext:value-type="float">
            <text:p>9.188E-012</text:p>
          </table:table-cell>
          <table:table-cell table:formula="of:=3*10^8/[.I45]" office:value-type="float" office:value="3.26506128175431E+019" calcext:value-type="float">
            <text:p>3.265E+019</text:p>
          </table:table-cell>
          <table:table-cell table:formula="of:=6.626*10^-34*3*10^8/(480*10^-9)^2*[.I45]/9.274*10^24/1.023" office:value-type="float" office:value="0.835559543644048" calcext:value-type="float">
            <text:p>0.836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formula="of:=1/2*[.H46]/[.G46]*[.$C$31]" office:value-type="float" office:value="0.00000000000878870247681689" calcext:value-type="float">
            <text:p>8.789E-012</text:p>
          </table:table-cell>
          <table:table-cell table:formula="of:=3*10^8/[.I46]" office:value-type="float" office:value="3.41347315819769E+019" calcext:value-type="float">
            <text:p>3.413E+019</text:p>
          </table:table-cell>
          <table:table-cell table:formula="of:=6.626*10^-34*3*10^8/(480*10^-9)^2*[.I46]/9.274*10^24/1.023" office:value-type="float" office:value="0.799230867833437" calcext:value-type="float">
            <text:p>0.799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1/2*[.H47]/[.G47]*[.$C$31]" office:value-type="float" office:value="0.0000000000095636203296115" calcext:value-type="float">
            <text:p>9.564E-012</text:p>
          </table:table-cell>
          <table:table-cell table:formula="of:=3*10^8/[.I47]" office:value-type="float" office:value="3.1368873884623E+019" calcext:value-type="float">
            <text:p>3.137E+019</text:p>
          </table:table-cell>
          <table:table-cell table:formula="of:=6.626*10^-34*3*10^8/(480*10^-9)^2*[.I47]/9.274*10^24/1.023" office:value-type="float" office:value="0.869700686287568" calcext:value-type="float">
            <text:p>0.870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1/2*[.H48]/[.G48]*[.$C$31]" office:value-type="float" office:value="0.00000000000988240767393188" calcext:value-type="float">
            <text:p>9.882E-012</text:p>
          </table:table-cell>
          <table:table-cell table:formula="of:=3*10^8/[.I48]" office:value-type="float" office:value="3.03569747270546E+019" calcext:value-type="float">
            <text:p>3.036E+019</text:p>
          </table:table-cell>
          <table:table-cell table:formula="of:=6.626*10^-34*3*10^8/(480*10^-9)^2*[.I48]/9.274*10^24/1.023" office:value-type="float" office:value="0.89869070916382" calcext:value-type="float">
            <text:p>0.899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1/2*[.H49]/[.G49]*[.$C$31]" office:value-type="float" office:value="0.00000000000999083534433552" calcext:value-type="float">
            <text:p>9.991E-012</text:p>
          </table:table-cell>
          <table:table-cell table:formula="of:=3*10^8/[.I49]" office:value-type="float" office:value="3.00275191873811E+019" calcext:value-type="float">
            <text:p>3.003E+019</text:p>
          </table:table-cell>
          <table:table-cell table:formula="of:=6.626*10^-34*3*10^8/(480*10^-9)^2*[.I49]/9.274*10^24/1.023" office:value-type="float" office:value="0.908550952054332" calcext:value-type="float">
            <text:p>0.90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formula="of:=1/2*[.H50]/[.G50]*[.$C$31]" office:value-type="float" office:value="0.0000000000109202153763667" calcext:value-type="float">
            <text:p>1.092E-011</text:p>
          </table:table-cell>
          <table:table-cell table:formula="of:=3*10^8/[.I50]" office:value-type="float" office:value="2.74719856395189E+019" calcext:value-type="float">
            <text:p>2.747E+019</text:p>
          </table:table-cell>
          <table:table-cell table:formula="of:=6.626*10^-34*3*10^8/(480*10^-9)^2*[.I50]/9.274*10^24/1.023" office:value-type="float" office:value="0.993067319687293" calcext:value-type="float">
            <text:p>0.993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1/2*[.H51]/[.G51]*[.$C$31]" office:value-type="float" office:value="0.0000000000104025343936125" calcext:value-type="float">
            <text:p>1.040E-011</text:p>
          </table:table-cell>
          <table:table-cell table:formula="of:=3*10^8/[.I51]" office:value-type="float" office:value="2.88391259907018E+019" calcext:value-type="float">
            <text:p>2.884E+019</text:p>
          </table:table-cell>
          <table:table-cell table:formula="of:=6.626*10^-34*3*10^8/(480*10^-9)^2*[.I51]/9.274*10^24/1.023" office:value-type="float" office:value="0.945990220172442" calcext:value-type="float">
            <text:p>0.94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formula="of:=1/2*[.H52]/[.G52]*[.$C$31]" office:value-type="float" office:value="0.0000000000100457532553192" calcext:value-type="float">
            <text:p>1.005E-011</text:p>
          </table:table-cell>
          <table:table-cell table:formula="of:=3*10^8/[.I52]" office:value-type="float" office:value="2.98633653818992E+019" calcext:value-type="float">
            <text:p>2.986E+019</text:p>
          </table:table-cell>
          <table:table-cell table:formula="of:=6.626*10^-34*3*10^8/(480*10^-9)^2*[.I52]/9.274*10^24/1.023" office:value-type="float" office:value="0.913545101050826" calcext:value-type="float">
            <text:p>0.914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1/2*[.H53]/[.G53]*[.$C$31]" office:value-type="float" office:value="0.000000000011402778085306" calcext:value-type="float">
            <text:p>1.140E-011</text:p>
          </table:table-cell>
          <table:table-cell table:formula="of:=3*10^8/[.I53]" office:value-type="float" office:value="2.63093780967806E+019" calcext:value-type="float">
            <text:p>2.631E+019</text:p>
          </table:table-cell>
          <table:table-cell table:formula="of:=6.626*10^-34*3*10^8/(480*10^-9)^2*[.I53]/9.274*10^24/1.023" office:value-type="float" office:value="1.03695081826595" calcext:value-type="float">
            <text:p>1.03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1/2*[.H54]/[.G54]*[.$C$31]" office:value-type="float" office:value="0.0000000000106253159431261" calcext:value-type="float">
            <text:p>1.063E-011</text:p>
          </table:table-cell>
          <table:table-cell table:formula="of:=3*10^8/[.I54]" office:value-type="float" office:value="2.82344545428865E+019" calcext:value-type="float">
            <text:p>2.823E+019</text:p>
          </table:table-cell>
          <table:table-cell table:formula="of:=6.626*10^-34*3*10^8/(480*10^-9)^2*[.I54]/9.274*10^24/1.023" office:value-type="float" office:value="0.96624962611145" calcext:value-type="float">
            <text:p>0.966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1/2*[.H55]/[.G55]*[.$C$31]" office:value-type="float" office:value="0.0000000000112300087203771" calcext:value-type="float">
            <text:p>1.123E-011</text:p>
          </table:table-cell>
          <table:table-cell table:formula="of:=3*10^8/[.I55]" office:value-type="float" office:value="2.6714137759808E+019" calcext:value-type="float">
            <text:p>2.671E+019</text:p>
          </table:table-cell>
          <table:table-cell table:formula="of:=6.626*10^-34*3*10^8/(480*10^-9)^2*[.I55]/9.274*10^24/1.023" office:value-type="float" office:value="1.02123944223161" calcext:value-type="float">
            <text:p>1.0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table:formula="of:=SUM([.I39:.I55])/17" office:value-type="float" office:value="0.00000000000922845951537772" calcext:value-type="float">
            <text:p>9.228E-012</text:p>
          </table:table-cell>
          <table:table-cell table:formula="of:=SUM([.J39:.J55])/17" office:value-type="float" office:value="3.35753028703784E+019" calcext:value-type="float">
            <text:p>3.358E+019</text:p>
          </table:table-cell>
          <table:table-cell table:formula="of:=SUM([.K39:.K55])/17" office:value-type="float" office:value="0.839221685646641" calcext:value-type="float">
            <text:p>0.8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gma</text:p>
          </table:table-cell>
          <table:table-cell table:formula="of:=SQRT(VAR([.I39:.I55]))" office:value-type="float" office:value="0.00000000000159369817050259" calcext:value-type="float">
            <text:p>1.594E-012</text:p>
          </table:table-cell>
          <table:table-cell table:formula="of:=SQRT(VAR([.J39:.J55]))" office:value-type="float" office:value="6.67917857509797E+018" calcext:value-type="float">
            <text:p>6.679E+018</text:p>
          </table:table-cell>
          <table:table-cell table:formula="of:=SQRT(VAR([.K39:.K55]))" office:value-type="float" office:value="0.144928420917107" calcext:value-type="float">
            <text:p>0.145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7:43:05.2615447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2:58.148705886</meta:creation-date>
    <dc:date>2014-05-14T09:51:43.702288944</dc:date>
    <meta:editing-duration>PT14H55M19S</meta:editing-duration>
    <meta:editing-cycles>4</meta:editing-cycles>
    <meta:generator>LibreOffice/4.2.4.2$Linux_X86_64 LibreOffice_project/420m0$Build-2</meta:generator>
    <meta:document-statistic meta:table-count="1" meta:cell-count="322" meta:object-count="0"/>
  </office:meta>
</office:document-meta>
</file>